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0296e" officeooo:paragraph-rsid="0000296e"/>
    </style:style>
    <style:style style:name="P3" style:family="paragraph" style:parent-style-name="Standard">
      <style:text-properties fo:language="fr" fo:country="FR" officeooo:rsid="0000b844" officeooo:paragraph-rsid="0000b844"/>
    </style:style>
    <style:style style:name="P4" style:family="paragraph" style:parent-style-name="Standard">
      <style:text-properties fo:language="fr" fo:country="FR" officeooo:rsid="000279e6" officeooo:paragraph-rsid="000279e6"/>
    </style:style>
    <style:style style:name="P5" style:family="paragraph" style:parent-style-name="Standard">
      <style:text-properties fo:language="fr" fo:country="FR" officeooo:rsid="00034f88" officeooo:paragraph-rsid="00034f88"/>
    </style:style>
    <style:style style:name="P6" style:family="paragraph" style:parent-style-name="Standard">
      <style:text-properties fo:language="fr" fo:country="FR" officeooo:rsid="0003e003" officeooo:paragraph-rsid="0003e003"/>
    </style:style>
    <style:style style:name="P7" style:family="paragraph" style:parent-style-name="Standard">
      <style:text-properties fo:language="fr" fo:country="FR" officeooo:rsid="0004aa39" officeooo:paragraph-rsid="0004aa39"/>
    </style:style>
    <style:style style:name="P8" style:family="paragraph" style:parent-style-name="Standard">
      <style:text-properties fo:language="fr" fo:country="FR" style:text-underline-style="solid" style:text-underline-width="auto" style:text-underline-color="font-color" officeooo:rsid="00034f88" officeooo:paragraph-rsid="00034f88"/>
    </style:style>
    <style:style style:name="P9" style:family="paragraph" style:parent-style-name="Standard">
      <style:text-properties fo:language="fr" fo:country="FR" style:text-underline-style="solid" style:text-underline-width="auto" style:text-underline-color="font-color" officeooo:rsid="0005c4f5" officeooo:paragraph-rsid="0005c4f5"/>
    </style:style>
    <style:style style:name="P10" style:family="paragraph" style:parent-style-name="Standard">
      <style:text-properties fo:language="fr" fo:country="FR" style:text-underline-style="none" officeooo:rsid="0005c4f5" officeooo:paragraph-rsid="0005c4f5"/>
    </style:style>
    <style:style style:name="P11" style:family="paragraph" style:parent-style-name="Standard">
      <style:text-properties fo:language="fr" fo:country="FR" style:text-underline-style="none" officeooo:rsid="000a827e" officeooo:paragraph-rsid="000a827e"/>
    </style:style>
    <style:style style:name="P12" style:family="paragraph" style:parent-style-name="Standard">
      <style:text-properties fo:language="fr" fo:country="FR" style:text-underline-style="none" officeooo:rsid="000f059f" officeooo:paragraph-rsid="000f059f"/>
    </style:style>
    <style:style style:name="P13" style:family="paragraph" style:parent-style-name="Standard">
      <style:text-properties fo:language="fr" fo:country="FR" style:text-underline-style="none" officeooo:rsid="000f059f" officeooo:paragraph-rsid="000f059f"/>
    </style:style>
    <style:style style:name="P14" style:family="paragraph" style:parent-style-name="Standard">
      <style:text-properties fo:language="fr" fo:country="FR" style:text-underline-style="none" officeooo:rsid="0005c4f5" officeooo:paragraph-rsid="0005c4f5"/>
    </style:style>
    <style:style style:name="P15" style:family="paragraph" style:parent-style-name="Standard">
      <style:text-properties fo:language="fr" fo:country="FR" style:text-underline-style="none" officeooo:rsid="000a827e" officeooo:paragraph-rsid="000a827e"/>
    </style:style>
    <style:style style:name="P16" style:family="paragraph" style:parent-style-name="Standard">
      <style:text-properties fo:language="fr" fo:country="FR" style:text-underline-style="none" officeooo:rsid="000a827e" officeooo:paragraph-rsid="00278e2c"/>
    </style:style>
    <style:style style:name="P17" style:family="paragraph" style:parent-style-name="Standard">
      <style:text-properties fo:language="fr" fo:country="FR" style:text-underline-style="none" officeooo:rsid="000a827e" officeooo:paragraph-rsid="0029af55"/>
    </style:style>
    <style:style style:name="P18" style:family="paragraph" style:parent-style-name="Standard">
      <style:text-properties fo:language="fr" fo:country="FR" style:text-underline-style="none" fo:font-weight="normal" officeooo:rsid="001c4b11" officeooo:paragraph-rsid="001c4b11" style:font-weight-asian="normal" style:font-weight-complex="normal"/>
    </style:style>
    <style:style style:name="P19" style:family="paragraph" style:parent-style-name="Standard">
      <style:text-properties fo:language="fr" fo:country="FR" style:text-underline-style="none" fo:font-weight="normal" officeooo:rsid="001c4b11" officeooo:paragraph-rsid="001e1a6b" style:font-weight-asian="normal" style:font-weight-complex="normal"/>
    </style:style>
    <style:style style:name="P20" style:family="paragraph" style:parent-style-name="Standard">
      <style:text-properties fo:language="fr" fo:country="FR" style:text-underline-style="none" fo:font-weight="normal" officeooo:rsid="001c4b11" officeooo:paragraph-rsid="0025edfb" style:font-weight-asian="normal" style:font-weight-complex="normal"/>
    </style:style>
    <style:style style:name="P21" style:family="paragraph" style:parent-style-name="Standard">
      <style:text-properties fo:language="fr" fo:country="FR" style:text-underline-style="none" fo:font-weight="normal" officeooo:rsid="001f1bdd" officeooo:paragraph-rsid="001f1bdd" style:font-weight-asian="normal" style:font-weight-complex="normal"/>
    </style:style>
    <style:style style:name="P22" style:family="paragraph" style:parent-style-name="Standard">
      <style:text-properties fo:language="fr" fo:country="FR" style:text-underline-style="none" fo:font-weight="normal" officeooo:rsid="000a827e" officeooo:paragraph-rsid="0029af55" style:font-weight-asian="normal" style:font-weight-complex="normal"/>
    </style:style>
    <style:style style:name="P23" style:family="paragraph" style:parent-style-name="Standard">
      <style:text-properties fo:language="fr" fo:country="FR" style:text-underline-style="none" fo:font-weight="normal" officeooo:rsid="0029af55" officeooo:paragraph-rsid="0029af55" style:font-weight-asian="normal" style:font-weight-complex="normal"/>
    </style:style>
    <style:style style:name="P24" style:family="paragraph" style:parent-style-name="Standard">
      <style:text-properties fo:language="fr" fo:country="FR" style:text-underline-style="none" fo:font-weight="normal" officeooo:rsid="002cbf57" officeooo:paragraph-rsid="002cbf57" style:font-weight-asian="normal" style:font-weight-complex="normal"/>
    </style:style>
    <style:style style:name="P25" style:family="paragraph" style:parent-style-name="Standard">
      <style:text-properties fo:language="fr" fo:country="FR" style:text-underline-style="none" officeooo:rsid="000c4299" officeooo:paragraph-rsid="00278e2c"/>
    </style:style>
    <style:style style:name="P26" style:family="paragraph" style:parent-style-name="Standard">
      <style:text-properties fo:language="fr" fo:country="FR" style:text-underline-style="none" fo:font-weight="bold" officeooo:rsid="000a827e" officeooo:paragraph-rsid="000a827e" style:font-weight-asian="bold" style:font-weight-complex="bold"/>
    </style:style>
    <style:style style:name="P27" style:family="paragraph" style:parent-style-name="Standard">
      <style:text-properties fo:language="fr" fo:country="FR" style:text-underline-style="none" fo:font-weight="bold" officeooo:rsid="0029af55" officeooo:paragraph-rsid="0029af55" style:font-weight-asian="bold" style:font-weight-complex="bold"/>
    </style:style>
    <style:style style:name="P28" style:family="paragraph" style:parent-style-name="Standard">
      <style:text-properties fo:language="fr" fo:country="FR" style:text-underline-style="none" officeooo:rsid="00295d52" officeooo:paragraph-rsid="00295d52"/>
    </style:style>
    <style:style style:name="P29" style:family="paragraph" style:parent-style-name="Standard">
      <style:text-properties fo:language="fr" fo:country="FR" style:text-underline-style="none" officeooo:rsid="0029af55" officeooo:paragraph-rsid="0029af55"/>
    </style:style>
    <style:style style:name="P30" style:family="paragraph" style:parent-style-name="Standard">
      <style:text-properties fo:language="fr" fo:country="FR" style:text-underline-style="none" officeooo:rsid="002cbf57" officeooo:paragraph-rsid="002cbf57"/>
    </style:style>
    <style:style style:name="P31" style:family="paragraph" style:parent-style-name="Standard">
      <style:text-properties fo:language="fr" fo:country="FR" officeooo:rsid="0000296e" officeooo:paragraph-rsid="0000296e"/>
    </style:style>
    <style:style style:name="P32" style:family="paragraph" style:parent-style-name="Standard">
      <style:text-properties fo:language="fr" fo:country="FR" officeooo:rsid="0000296e" officeooo:paragraph-rsid="00180f11"/>
    </style:style>
    <style:style style:name="P33" style:family="paragraph" style:parent-style-name="Standard">
      <style:text-properties fo:language="fr" fo:country="FR" style:text-underline-style="solid" style:text-underline-width="auto" style:text-underline-color="font-color" fo:font-weight="bold" officeooo:rsid="0012f2c5" officeooo:paragraph-rsid="0012f2c5" style:font-weight-asian="bold" style:font-weight-complex="bold"/>
    </style:style>
    <style:style style:name="P34" style:family="paragraph" style:parent-style-name="Standard">
      <style:text-properties fo:language="fr" fo:country="FR" style:text-underline-style="solid" style:text-underline-width="auto" style:text-underline-color="font-color" fo:font-weight="bold" officeooo:rsid="001c4b11" officeooo:paragraph-rsid="001c4b11" style:font-weight-asian="bold" style:font-weight-complex="bold"/>
    </style:style>
    <style:style style:name="P35" style:family="paragraph" style:parent-style-name="Standard">
      <style:text-properties fo:language="fr" fo:country="FR" style:text-underline-style="solid" style:text-underline-width="auto" style:text-underline-color="font-color" officeooo:rsid="00180f11" officeooo:paragraph-rsid="00180f11"/>
    </style:style>
    <style:style style:name="P36" style:family="paragraph" style:parent-style-name="Standard">
      <style:text-properties fo:language="fr" fo:country="FR" style:text-underline-style="solid" style:text-underline-width="auto" style:text-underline-color="font-color" officeooo:rsid="0019f564" officeooo:paragraph-rsid="0019f564"/>
    </style:style>
    <style:style style:name="P37" style:family="paragraph" style:parent-style-name="Standard">
      <style:text-properties fo:language="fr" fo:country="FR" officeooo:rsid="000e018c" officeooo:paragraph-rsid="0014158a"/>
    </style:style>
    <style:style style:name="P38" style:family="paragraph" style:parent-style-name="Standard">
      <style:text-properties fo:language="fr" fo:country="FR" officeooo:rsid="001477c9" officeooo:paragraph-rsid="0016046a"/>
    </style:style>
    <style:style style:name="P39" style:family="paragraph" style:parent-style-name="Standard">
      <style:text-properties fo:language="fr" fo:country="FR" officeooo:rsid="0016046a" officeooo:paragraph-rsid="00180f11"/>
    </style:style>
    <style:style style:name="P40" style:family="paragraph" style:parent-style-name="Standard">
      <style:text-properties fo:language="fr" fo:country="FR" officeooo:rsid="001874ba" officeooo:paragraph-rsid="001874ba"/>
    </style:style>
    <style:style style:name="P41" style:family="paragraph" style:parent-style-name="Standard">
      <style:text-properties fo:language="fr" fo:country="FR" officeooo:rsid="0019f564" officeooo:paragraph-rsid="0019f564"/>
    </style:style>
    <style:style style:name="P42" style:family="paragraph" style:parent-style-name="Standard">
      <style:text-properties fo:language="fr" fo:country="FR" fo:font-style="italic" style:text-underline-style="none" fo:font-weight="normal" officeooo:rsid="000a827e" officeooo:paragraph-rsid="000a827e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language="fr" fo:country="FR" fo:font-style="italic" style:text-underline-style="none" fo:font-weight="normal" officeooo:rsid="001c4b11" officeooo:paragraph-rsid="0025edfb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language="fr" fo:country="FR" fo:font-style="italic" style:text-underline-style="none" fo:font-weight="normal" officeooo:rsid="002cbf57" officeooo:paragraph-rsid="002cbf57" style:font-style-asian="italic" style:font-weight-asian="normal" style:font-style-complex="italic" style:font-weight-complex="normal"/>
    </style:style>
    <style:style style:name="T1" style:family="text">
      <style:text-properties officeooo:rsid="0000296e"/>
    </style:style>
    <style:style style:name="T2" style:family="text">
      <style:text-properties officeooo:rsid="0000b844"/>
    </style:style>
    <style:style style:name="T3" style:family="text">
      <style:text-properties officeooo:rsid="000279e6"/>
    </style:style>
    <style:style style:name="T4" style:family="text">
      <style:text-properties officeooo:rsid="00034f88"/>
    </style:style>
    <style:style style:name="T5" style:family="text">
      <style:text-properties officeooo:rsid="0003e003"/>
    </style:style>
    <style:style style:name="T6" style:family="text">
      <style:text-properties officeooo:rsid="0004aa3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ef48e" style:font-weight-asian="bold" style:font-weight-complex="bold"/>
    </style:style>
    <style:style style:name="T9" style:family="text">
      <style:text-properties fo:font-weight="bold" officeooo:rsid="000b9e19" style:font-weight-asian="bold" style:font-weight-complex="bold"/>
    </style:style>
    <style:style style:name="T10" style:family="text">
      <style:text-properties officeooo:rsid="0004b414"/>
    </style:style>
    <style:style style:name="T11" style:family="text">
      <style:text-properties officeooo:rsid="0005c4f5"/>
    </style:style>
    <style:style style:name="T12" style:family="text">
      <style:text-properties officeooo:rsid="0007a55c"/>
    </style:style>
    <style:style style:name="T13" style:family="text">
      <style:text-properties officeooo:rsid="000b9e19"/>
    </style:style>
    <style:style style:name="T14" style:family="text">
      <style:text-properties officeooo:rsid="000c4299"/>
    </style:style>
    <style:style style:name="T15" style:family="text">
      <style:text-properties officeooo:rsid="000ef48e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cbf57"/>
    </style:style>
    <style:style style:name="T18" style:family="text">
      <style:text-properties officeooo:rsid="000ff8c8"/>
    </style:style>
    <style:style style:name="T19" style:family="text">
      <style:text-properties officeooo:rsid="0014158a"/>
    </style:style>
    <style:style style:name="T20" style:family="text">
      <style:text-properties officeooo:rsid="0016046a"/>
    </style:style>
    <style:style style:name="T21" style:family="text">
      <style:text-properties officeooo:rsid="0016f200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113a57"/>
    </style:style>
    <style:style style:name="T24" style:family="text">
      <style:text-properties style:text-underline-style="none" officeooo:rsid="000f059f"/>
    </style:style>
    <style:style style:name="T25" style:family="text">
      <style:text-properties style:text-underline-style="none" officeooo:rsid="00180f11"/>
    </style:style>
    <style:style style:name="T26" style:family="text">
      <style:text-properties officeooo:rsid="001e1a6b"/>
    </style:style>
    <style:style style:name="T27" style:family="text">
      <style:text-properties officeooo:rsid="0021d32c"/>
    </style:style>
    <style:style style:name="T28" style:family="text">
      <style:text-properties officeooo:rsid="0022b76d"/>
    </style:style>
    <style:style style:name="T29" style:family="text">
      <style:text-properties officeooo:rsid="0023fcce"/>
    </style:style>
    <style:style style:name="T30" style:family="text">
      <style:text-properties officeooo:rsid="0024931f"/>
    </style:style>
    <style:style style:name="T31" style:family="text">
      <style:text-properties officeooo:rsid="002735b3"/>
    </style:style>
    <style:style style:name="T32" style:family="text">
      <style:text-properties officeooo:rsid="00295d52"/>
    </style:style>
    <style:style style:name="T33" style:family="text">
      <style:text-properties officeooo:rsid="0029af55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29af55" style:font-style-asian="italic" style:font-style-complex="italic"/>
    </style:style>
    <style:style style:name="T36" style:family="text">
      <style:text-properties fo:font-style="italic" officeooo:rsid="002b2247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0c4299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0ff8c8" style:font-style-asian="italic" style:font-weight-asian="bold" style:font-style-complex="italic" style:font-weight-complex="bold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fo:font-weight="normal" officeooo:rsid="002bf575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officeooo:rsid="002cbf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span text:style-name="T1">SVM</text:span></text:p>
      <text:p text:style-name="P1"/>
      <text:p text:style-name="P35">Intro</text:p>
      <text:p text:style-name="P38"/>
      <text:p text:style-name="P38">SVM est un <text:span text:style-name="T20">algorithme de classification</text:span> <text:span text:style-name="T20">utilisant le</text:span> « Machine learning ».</text:p>
      <text:p text:style-name="P38"><text:span text:style-name="T20">SVM</text:span> a pour but final de prédire de nouvelles données en utilisant un modèle de prédiction créée grâce aux données déjà connues.</text:p>
      <text:p text:style-name="P38"/>
      <text:p text:style-name="P35">Vecteurs de soutien</text:p>
      <text:p text:style-name="P2"/>
      <text:p text:style-name="P2">La distance (marge) doit <text:span text:style-name="T2">être</text:span> maximum entre 2 points de groupes <text:span text:style-name="T4">(classes)</text:span> <text:span text:style-name="T20">différents déjà connus.</text:span></text:p>
      <text:p text:style-name="P39">Ces points sont <text:span text:style-name="T21">des</text:span> «vecteurs de soutien». <text:s/><text:span text:style-name="T24">Ce sont les données qui </text:span><text:span text:style-name="T25">maximisent la marge (distance entre les 2 points)</text:span><text:span text:style-name="T24">.</text:span></text:p>
      <text:p text:style-name="P39"><text:span text:style-name="T23"/></text:p>
      <text:p text:style-name="P39"><text:span text:style-name="T23">L</text:span><text:span text:style-name="T24">es croix sur le graphique SVM correspondent au vecteurs de support.</text:span></text:p>
      <text:p text:style-name="P40"><text:span text:style-name="T24"/></text:p>
      <text:p text:style-name="P40"><text:span text:style-name="T24">E</text:span><text:span text:style-name="T22">n 2D (ou 3D) ces vecteurs sont considérés comme des points mais dans une dimension il sont considérés comme des vecteurs.</text:span></text:p>
      <text:p text:style-name="P32"/>
      <text:p text:style-name="P36">La marge</text:p>
      <text:p text:style-name="P41"/>
      <text:p text:style-name="P41">La marge est la distance maximale entre les 2 données de classes differente. <text:span text:style-name="T2">Plus la dimension est grande, plus la possibilité d’augmenter la marge est grande.</text:span></text:p>
      <text:p text:style-name="P41">La marge est la somme de D+ et D- (D etant a distance entre la droite (plan en 3D) et un coté de la marge.</text:p>
      <text:p text:style-name="P2"/>
      <text:p text:style-name="P33">Methode «Machine learning supervisée»</text:p>
      <text:p text:style-name="P2"/>
      <text:p text:style-name="P37">On fait une <text:span text:style-name="T7">classification</text:span> <text:span text:style-name="T19">(on predit des categories (ou classes)) </text:span>si la variable est qualitative </text:p>
      <text:p text:style-name="P37"><text:span text:style-name="T19">On fait une </text:span><text:span text:style-name="T8">régression</text:span><text:span text:style-name="T15"> (on prédit des valeurs) si la variable est quantitative.</text:span></text:p>
      <text:p text:style-name="P2"/>
      <text:p text:style-name="P3">Existence d’un «<text:span text:style-name="T4">paramètre</text:span> C» (<text:span text:style-name="T4">paramètre</text:span> de classification?) qui permet de corriger les mauvaises classification des données (ex: une donnée se trouve du mauvais coté de la droite)</text:p>
      <text:p text:style-name="P3"/>
      <text:p text:style-name="P3"><text:tab/>&gt;Une valeur petite du <text:span text:style-name="T4">paramètre</text:span> C = ignorer les mauvaises classifications</text:p>
      <text:p text:style-name="P3"><text:tab/>&gt;Grande valeur de <text:span text:style-name="T4">paramètre</text:span> C = priori<text:span text:style-name="T3">té</text:span> sur une correction <text:span text:style-name="T3">(devient spécifiques aux données ?)</text:span>.</text:p>
      <text:p text:style-name="P3"/>
      <text:p text:style-name="P4">(L’idée est de determiner le meilleur modele qui fonctionnera avec toutes les données)</text:p>
      <text:p text:style-name="P4"/>
      <text:p text:style-name="P8">SVM peut classer plusieurs données <text:span text:style-name="T11">à la fois</text:span>:</text:p>
      <text:p text:style-name="P5"/>
      <text:p text:style-name="P5"><text:tab/>&gt;<text:span text:style-name="T5">C</text:span>lassification OVR <text:span text:style-name="T5">(One vs Rest)</text:span> : C<text:span text:style-name="T5">ompare </text:span>un groupe de donnée <text:span text:style-name="T5">a toutes les</text:span> au<text:span text:style-name="T5">tres données</text:span> et <text:span text:style-name="T5">sépare</text:span> le groupe <text:span text:style-name="T5">de donnée</text:span> des autres données, <text:span text:style-name="T5">les derniers données restantes après séparation sont automatiquement assemblés en groupe.</text:span></text:p>
      <text:p text:style-name="P5"/>
      <text:p text:style-name="P6"><text:span text:style-name="T7">Avantages </text:span>: Moins de <text:span text:style-name="T6">comparaisons</text:span> requises <text:span text:style-name="T6">(ex : pour 10 groupes : 9 comparaisons necessaires)</text:span></text:p>
      <text:p text:style-name="P6"><text:span text:style-name="T7">Inconvenient</text:span> : Les classes <text:span text:style-name="T10">peuvent être désequilibrés</text:span></text:p>
      <text:p text:style-name="P5"/>
      <text:p text:style-name="P5"><text:soft-page-break/><text:tab/>&gt;<text:span text:style-name="T5">C</text:span>lassification OVO <text:span text:style-name="T5">(One vs One)</text:span> : C<text:span text:style-name="T5">ompare tous les groupes de donnée entre eux separement et créer une droite de regression pour chacun d’eux <text:s/></text:span></text:p>
      <text:p text:style-name="P5"/>
      <text:p text:style-name="P7"><text:span text:style-name="T7">Avantage </text:span>: <text:span text:style-name="T10">Moins sensible au déséquilbre des classes</text:span></text:p>
      <text:p text:style-name="P7"><text:span text:style-name="T7">Inconvenient</text:span> : Beaucoup de comparaisons requises (ex : pour 10 groupes : 45 comparaisons necessaires)</text:p>
      <text:p text:style-name="P5"/>
      <text:p text:style-name="P5"/>
      <text:p text:style-name="P9">La methode kernel</text:p>
      <text:p text:style-name="P9"/>
      <text:p text:style-name="P10">Permet la separation des données en groupe qui sont difficilement separables en 2D</text:p>
      <text:p text:style-name="P10">On passe donc à une dimension superieur (ajout de l’axe z) pour essayer de separer les données.</text:p>
      <text:p text:style-name="P10"/>
      <text:p text:style-name="P10">Plusieurs types de kernels :</text:p>
      <text:p text:style-name="P10"><text:tab/>Lineaire <text:span text:style-name="T30">(linear)</text:span></text:p>
      <text:p text:style-name="P10"><text:tab/><text:span text:style-name="T12">Radial basis function (rbf) (librairie rgl pour voir en 3D)</text:span></text:p>
      <text:p text:style-name="P10"><text:tab/><text:span text:style-name="T12">Polynomial</text:span></text:p>
      <text:p text:style-name="P10"><text:tab/><text:span text:style-name="T12">Sigmoide</text:span></text:p>
      <text:p text:style-name="P10"/>
      <text:p text:style-name="P34">Etapes:</text:p>
      <text:p text:style-name="P34"/>
      <text:p text:style-name="P18">1) Insertion des librairies (e1071) et des données (+nettoyage <text:span text:style-name="T28">+ set.seed </text:span>et creations des facteurs pour les données).</text:p>
      <text:p text:style-name="P18"/>
      <text:p text:style-name="P19">2) <text:span text:style-name="T42">Creation de modele de prediction:</text:span></text:p>
      <text:p text:style-name="P19"/>
      <text:p text:style-name="P43">model<text:span text:style-name="T26">e = svm(Species ~., data = iris, type= «C-classification», kernel «linear», scale= False) </text:span></text:p>
      <text:p text:style-name="P20"/>
      <text:p text:style-name="P20"><text:span text:style-name="T26">summary(modele) : donne le nombre de vecteurs de supports total et par classe (groupe)</text:span></text:p>
      <text:p text:style-name="P19"/>
      <text:p text:style-name="P19"><text:span text:style-name="T29">model$index: Dit quelles données (numero de la donnée) sont les vecteurs de supports (plus precis)</text:span></text:p>
      <text:p text:style-name="P19"/>
      <text:p text:style-name="P19"/>
      <text:p text:style-name="P21">3) <text:span text:style-name="T17">Comparaison entre prediction et les valeurs actuelles</text:span></text:p>
      <text:p text:style-name="P21"><text:span text:style-name="T17"/></text:p>
      <text:p text:style-name="P21"><text:span text:style-name="T17"/></text:p>
      <text:p text:style-name="P21"/>
      <text:p text:style-name="P24">4) <text:span text:style-name="T16">Optimisation du modele (tunning) en faisant varier le cout</text:span></text:p>
      <text:p text:style-name="P24"/>
      <text:p text:style-name="P44">model_t = tune(svm, Species~., data = iris, kernel = "linear", ranges= list(cost = 2^(2:9)))</text:p>
      <text:p text:style-name="P11"><text:span text:style-name="T16"/></text:p>
      <text:p text:style-name="P30">summary (model_t) : indique le meilleur paramettre (cout) pour le modele</text:p>
      <text:p text:style-name="P11"><text:span text:style-name="T16"/></text:p>
      <text:p text:style-name="P26"><text:span text:style-name="T16">Les fonctions </text:span>:</text:p>
      <text:p text:style-name="P11"/>
      <text:p text:style-name="P42">svm 1 = svm(Species ~. , data = iris, <text:s/>kernel = «linear», cost = .1, scale = F)</text:p>
      <text:p text:style-name="P16"><text:tab/><text:span text:style-name="T14"> </text:span></text:p>
      <text:p text:style-name="P17"><text:span text:style-name="T38">Species</text:span><text:span text:style-name="T35">~.</text:span><text:span text:style-name="T14"> = facteur à prédire en fonction de toutes les variables aleatoires</text:span></text:p>
      <text:p text:style-name="P29"><text:span text:style-name="T37">data</text:span> = tableau</text:p>
      <text:p text:style-name="P16"><text:soft-page-break/><text:span text:style-name="T39">kernel</text:span><text:span text:style-name="T18"> = type de model a utiliser</text:span></text:p>
      <text:p text:style-name="P25"><text:span text:style-name="T37">cost</text:span> = cout de contrainte (si le cout est trop bas, le modele risque de ne pas etre <text:tab/>précis, <text:span text:style-name="T31">plus le cout est bas, plus les nombres de vecteurs de supports augmente donc la marge est plus large</text:span>)</text:p>
      <text:p text:style-name="P11"/>
      <text:p text:style-name="P28">&gt; Pour determiner le meilleur cout, il faut effectuer une «Cross validation» <text:span text:style-name="T33">en u</text:span>:</text:p>
      <text:p text:style-name="P28"/>
      <text:p text:style-name="P42"><text:span text:style-name="T32">model_t</text:span> = tune <text:span text:style-name="T13">(svm, Species~., data = iris, ranges= list(cost = 2^(2:9)))</text:span></text:p>
      <text:p text:style-name="P11"><text:span text:style-name="T9"/></text:p>
      <text:p text:style-name="P23"><text:span text:style-name="T7">svm</text:span> = type de modele utilisé</text:p>
      <text:p text:style-name="P22"><text:span text:style-name="T38">Species</text:span><text:span text:style-name="T35">~.</text:span><text:span text:style-name="T14"> = facteur à prédire en fonction de toutes les variables aleatoires</text:span></text:p>
      <text:p text:style-name="P23"><text:span text:style-name="T37">data</text:span> = tableau</text:p>
      <text:p text:style-name="P27"><text:span text:style-name="T34">ranges = </text:span><text:span text:style-name="T36">list(cost = ) </text:span><text:span text:style-name="T41">= optimiser en fonction du coup allant de 2² a 2⁹.</text:span><text:span text:style-name="T36"> </text:span></text:p>
      <text:p text:style-name="P23"/>
      <text:p text:style-name="P12"/>
      <text:p text:style-name="P12">#Il faut regarder la lib caret pour faire table des echantillons tests et actu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2-15T16:45:07.277000000</dc:date>
    <meta:editing-duration>PT8H29M16S</meta:editing-duration>
    <meta:editing-cycles>33</meta:editing-cycles>
    <meta:document-statistic meta:table-count="0" meta:image-count="0" meta:object-count="0" meta:page-count="3" meta:paragraph-count="58" meta:word-count="693" meta:character-count="4167" meta:non-whitespace-character-count="3510"/>
  </office:meta>
</office:document-meta>
</file>